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2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2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2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2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2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1" style:family="paragraph" style:parent-style-name="Titre_20_document_20_1">
      <style:text-properties officeooo:paragraph-rsid="0093b983"/>
    </style:style>
    <style:style style:name="P22" style:family="paragraph" style:parent-style-name="Titre_20_document_20_1">
      <style:text-properties officeooo:paragraph-rsid="0094cd82"/>
    </style:style>
    <style:style style:name="P23" style:family="paragraph" style:parent-style-name="Tableau_20_libellé">
      <style:text-properties officeooo:paragraph-rsid="00ba022c"/>
    </style:style>
    <style:style style:name="P24" style:family="paragraph" style:parent-style-name="Tableau_20_libellé">
      <style:text-properties officeooo:rsid="00bdf55e" officeooo:paragraph-rsid="00bdf55e"/>
    </style:style>
    <style:style style:name="P25" style:family="paragraph" style:parent-style-name="Tableau_20_libellé">
      <style:text-properties officeooo:rsid="00bdf55e" officeooo:paragraph-rsid="0148b714"/>
    </style:style>
    <style:style style:name="P26" style:family="paragraph" style:parent-style-name="Tableau_20_libellé">
      <style:text-properties officeooo:rsid="00d45f0f" officeooo:paragraph-rsid="00d45f0f"/>
    </style:style>
    <style:style style:name="P27" style:family="paragraph" style:parent-style-name="Tableau_20_libellé">
      <style:text-properties officeooo:rsid="00d45f0f" officeooo:paragraph-rsid="0132f39a"/>
    </style:style>
    <style:style style:name="P28" style:family="paragraph" style:parent-style-name="Tableau_20_libellé">
      <style:text-properties officeooo:rsid="00e88963" officeooo:paragraph-rsid="00e88963"/>
    </style:style>
    <style:style style:name="P29" style:family="paragraph" style:parent-style-name="Tableau_20_libellé">
      <style:text-properties officeooo:rsid="00e88963" officeooo:paragraph-rsid="0132f39a"/>
    </style:style>
    <style:style style:name="P30" style:family="paragraph" style:parent-style-name="Tableau_20_libellé">
      <style:text-properties officeooo:rsid="00fb754c" officeooo:paragraph-rsid="00fb754c"/>
    </style:style>
    <style:style style:name="P31" style:family="paragraph" style:parent-style-name="Tableau_20_libellé">
      <style:text-properties officeooo:rsid="00fb754c" officeooo:paragraph-rsid="0132f39a"/>
    </style:style>
    <style:style style:name="P32" style:family="paragraph" style:parent-style-name="Tableau_20_libellé">
      <style:text-properties officeooo:rsid="012a8735" officeooo:paragraph-rsid="012fe37d"/>
    </style:style>
    <style:style style:name="P33" style:family="paragraph" style:parent-style-name="Tableau_20_libellé">
      <style:text-properties officeooo:rsid="012a8735" officeooo:paragraph-rsid="0132f39a"/>
    </style:style>
    <style:style style:name="P34" style:family="paragraph" style:parent-style-name="Tableau_20_libellé">
      <style:text-properties officeooo:paragraph-rsid="0132f39a"/>
    </style:style>
    <style:style style:name="P35" style:family="paragraph" style:parent-style-name="Tableau_20_libellé">
      <style:text-properties officeooo:paragraph-rsid="0148b714"/>
    </style:style>
    <style:style style:name="P36" style:family="paragraph" style:parent-style-name="Tableau_20_libellé">
      <style:text-properties officeooo:rsid="01ae825c" officeooo:paragraph-rsid="01ae825c"/>
    </style:style>
    <style:style style:name="P37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8" style:family="paragraph" style:parent-style-name="Tableau_20_libellé">
      <style:text-properties officeooo:rsid="01bd5a43" officeooo:paragraph-rsid="01bd5a43"/>
    </style:style>
    <style:style style:name="P39" style:family="paragraph" style:parent-style-name="Tableau_20_libellé">
      <style:text-properties officeooo:rsid="01bd5a43" officeooo:paragraph-rsid="01dd86ee"/>
    </style:style>
    <style:style style:name="P40" style:family="paragraph" style:parent-style-name="Tableau_20_libellé">
      <style:text-properties officeooo:rsid="023a6a4b" officeooo:paragraph-rsid="023a6a4b"/>
    </style:style>
    <style:style style:name="P41" style:family="paragraph" style:parent-style-name="Tableau_20_valeur">
      <style:text-properties officeooo:rsid="00af52be" officeooo:paragraph-rsid="00ba022c"/>
    </style:style>
    <style:style style:name="P42" style:family="paragraph" style:parent-style-name="Tableau_20_valeur">
      <style:text-properties officeooo:rsid="00af52be" officeooo:paragraph-rsid="00bdf55e"/>
    </style:style>
    <style:style style:name="P43" style:family="paragraph" style:parent-style-name="Tableau_20_valeur">
      <style:text-properties officeooo:rsid="00af52be" officeooo:paragraph-rsid="0148b714"/>
    </style:style>
    <style:style style:name="P44" style:family="paragraph" style:parent-style-name="Tableau_20_valeur">
      <style:text-properties officeooo:paragraph-rsid="00ba022c"/>
    </style:style>
    <style:style style:name="P45" style:family="paragraph" style:parent-style-name="Tableau_20_valeur">
      <style:text-properties officeooo:rsid="00bdf55e" officeooo:paragraph-rsid="00bdf55e"/>
    </style:style>
    <style:style style:name="P46" style:family="paragraph" style:parent-style-name="Tableau_20_valeur">
      <style:text-properties officeooo:rsid="00bdf55e" officeooo:paragraph-rsid="0148b714"/>
    </style:style>
    <style:style style:name="P47" style:family="paragraph" style:parent-style-name="Tableau_20_valeur">
      <style:text-properties officeooo:rsid="00cb21d1" officeooo:paragraph-rsid="00cb21d1"/>
    </style:style>
    <style:style style:name="P48" style:family="paragraph" style:parent-style-name="Tableau_20_valeur">
      <style:text-properties officeooo:paragraph-rsid="00d45f0f"/>
    </style:style>
    <style:style style:name="P49" style:family="paragraph" style:parent-style-name="Tableau_20_valeur">
      <style:text-properties officeooo:paragraph-rsid="00e88963"/>
    </style:style>
    <style:style style:name="P50" style:family="paragraph" style:parent-style-name="Tableau_20_valeur">
      <style:text-properties officeooo:rsid="00f33a3e" officeooo:paragraph-rsid="00f33a3e"/>
    </style:style>
    <style:style style:name="P51" style:family="paragraph" style:parent-style-name="Tableau_20_valeur">
      <style:text-properties officeooo:paragraph-rsid="00fb754c"/>
    </style:style>
    <style:style style:name="P52" style:family="paragraph" style:parent-style-name="Tableau_20_valeur">
      <style:text-properties officeooo:rsid="00ff61f7" officeooo:paragraph-rsid="00ff61f7"/>
    </style:style>
    <style:style style:name="P53" style:family="paragraph" style:parent-style-name="Tableau_20_valeur">
      <style:text-properties officeooo:rsid="012a8735" officeooo:paragraph-rsid="012a8735"/>
    </style:style>
    <style:style style:name="P54" style:family="paragraph" style:parent-style-name="Tableau_20_valeur">
      <style:text-properties officeooo:rsid="012a8735" officeooo:paragraph-rsid="0132f39a"/>
    </style:style>
    <style:style style:name="P55" style:family="paragraph" style:parent-style-name="Tableau_20_valeur">
      <style:text-properties officeooo:paragraph-rsid="0132f39a"/>
    </style:style>
    <style:style style:name="P56" style:family="paragraph" style:parent-style-name="Tableau_20_valeur">
      <style:text-properties officeooo:paragraph-rsid="0148b714"/>
    </style:style>
    <style:style style:name="P57" style:family="paragraph" style:parent-style-name="Tableau_20_valeur">
      <style:text-properties officeooo:rsid="01b9654b" officeooo:paragraph-rsid="01b9654b"/>
    </style:style>
    <style:style style:name="P58" style:family="paragraph" style:parent-style-name="Tableau_20_valeur">
      <style:text-properties officeooo:rsid="01ba1d3b" officeooo:paragraph-rsid="01ba1d3b"/>
    </style:style>
    <style:style style:name="P59" style:family="paragraph" style:parent-style-name="Tableau_20_valeur">
      <style:text-properties officeooo:rsid="01bf28e6" officeooo:paragraph-rsid="01bf28e6"/>
    </style:style>
    <style:style style:name="P60" style:family="paragraph" style:parent-style-name="Tableau_20_valeur">
      <style:text-properties officeooo:rsid="01bf28e6" officeooo:paragraph-rsid="01dd86ee"/>
    </style:style>
    <style:style style:name="P61" style:family="paragraph" style:parent-style-name="Tableau_20_valeur">
      <style:text-properties officeooo:rsid="0239e136" officeooo:paragraph-rsid="0239e136"/>
    </style:style>
    <style:style style:name="P62" style:family="paragraph" style:parent-style-name="Tableau_20_valeur">
      <style:text-properties officeooo:rsid="023a6a4b"/>
    </style:style>
    <style:style style:name="P63" style:family="paragraph" style:parent-style-name="Tableau_20_valeur">
      <style:text-properties officeooo:rsid="023a6a4b" officeooo:paragraph-rsid="00d45f0f"/>
    </style:style>
    <style:style style:name="P64" style:family="paragraph" style:parent-style-name="Tableau_20_valeur">
      <style:text-properties officeooo:rsid="023a6a4b" officeooo:paragraph-rsid="0132f39a"/>
    </style:style>
    <style:style style:name="P65" style:family="paragraph" style:parent-style-name="Titre_20_document">
      <style:text-properties officeooo:rsid="00ce21da"/>
    </style:style>
    <style:style style:name="P66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2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8"><text:span text:style-name="T15">do section- if view.is_dashboard()</text:span></text:p></office:annotation><office:annotation><dc:creator>sge</dc:creator><dc:date>2016-09-30T09:15:47</dc:date><text:p text:style-name="P78"><text:span text:style-name="T15">do text if view.uids_to_objs(brains)</text:span></text:p></office:annotation><text:span text:style-name="T2">brains (cette ligne sera enlevée)</text:span></text:p>
        <text:p text:style-name="P21"><office:annotation><dc:creator>sge </dc:creator><dc:date>2013-10-18T14:28:03</dc:date><text:p text:style-name="P78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6"><office:annotation><dc:creator>sge </dc:creator><dc:date>2013-10-18T14:28:03</dc:date><text:p text:style-name="P78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8"><text:span text:style-name="T15">do section- if not view.is_dashboard()</text:span></text:p></office:annotation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5">Fiche d’un </text:span>objectif stratégique</text:p>
        <text:p text:style-name="P22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5">Fiche d’un </text:span>objectif opérationnel</text:p>
        <text:p text:style-name="P22"><office:annotation><dc:creator>sge </dc:creator><dc:date>2013-10-18T14:28:03</dc:date><text:p text:style-name="P78"><text:span text:style-name="T15">do text if context.getPortalTypeName()=='pstaction'</text:span></text:p></office:annotation><text:span text:style-name="T5">Fiche d’une </text:span>action</text:p>
        <text:p text:style-name="P67"><office:annotation><dc:creator>sge </dc:creator><dc:date>2013-10-18T14:28:03</dc:date><text:p text:style-name="P78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8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8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9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meta:creator-initials>ble</meta:creator-initials><text:p text:style-name="P78"><text:span text:style-name="T15">do section- with a=view.init_hv()</text:span></text:p></office:annotation></text:p>
        <text:section text:style-name="Sect1" text:name="Section OS">
          <text:p text:style-name="P10"/>
          <text:p text:style-name="P71"><office:annotation><dc:creator>sge</dc:creator><dc:date>2016-09-05T15:40:08</dc:date><text:p text:style-name="P78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779864407376">
              <table:table-cell table:style-name="Tableau2.A1" table:number-columns-spanned="2" office:value-type="string">
                <text:list xml:id="list3651432926" text:style-name="numerotation_20_pst">
                  <text:list-item>
                    <text:h text:style-name="P74" text:outline-level="1"><text:bookmark-start text:name="__RefHeading___Toc781_1946196899"/><office:annotation><dc:creator>sge</dc:creator><dc:date>2016-09-02T14:45:56</dc:date><text:p text:style-name="P78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779864680160">
              <table:table-cell table:style-name="Tableau2.A2" office:value-type="string">
                <text:p text:style-name="P17"><office:annotation><dc:creator>sge </dc:creator><dc:date>2013-10-21T23:36:44</dc:date><text:p text:style-name="P78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50"><office:annotation><dc:creator>sge </dc:creator><dc:date>2013-10-21T23:36:08</dc:date><text:p text:style-name="P78"><text:span text:style-name="T15">do text</text:span></text:p><text:p text:style-name="P78"><text:span text:style-name="T15">from so_v.render_xhtml('description_rich')</text:span></text:p></office:annotation>champ description</text:p>
              </table:table-cell>
            </table:table-row>
            <table:table-row table:style-name="TableLine94779864846768">
              <table:table-cell table:style-name="Tableau2.A3" office:value-type="string">
                <text:p text:style-name="P14"><office:annotation><dc:creator>sge </dc:creator><dc:date>2013-10-18T15:09:03</dc:date><text:p text:style-name="P78"><text:span text:style-name="T15">do row if view.keep_field('so', 'categories') and hasattr(so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779864841904">
              <table:table-cell table:style-name="Tableau2.A3" office:value-type="string">
                <text:p text:style-name="P14"><office:annotation><dc:creator>sge </dc:creator><dc:date>2013-10-22T08:07:38</dc:date><text:p text:style-name="P78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8"><text:span text:style-name="T15">do text</text:span></text:p><text:p text:style-name="P78"><text:span text:style-name="T15">from xhtml(so_v.getOwnBudget())</text:span></text:p></office:annotation>champ budget</text:p>
              </table:table-cell>
            </table:table-row>
            <table:table-row table:style-name="TableLine94779864857184">
              <table:table-cell table:style-name="Tableau2.A3" office:value-type="string">
                <text:p text:style-name="P14"><office:annotation><dc:creator>sge </dc:creator><dc:date>2013-10-22T08:07:05</dc:date><text:p text:style-name="P78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8"><text:span text:style-name="T15">do text</text:span></text:p><text:p text:style-name="P78"><text:span text:style-name="T15">from so_v.render_xhtml('budget_comments')</text:span></text:p></office:annotation>champ commentaires budget</text:p>
              </table:table-cell>
            </table:table-row>
            <table:table-row table:style-name="TableLine94779864857792">
              <table:table-cell table:style-name="Tableau2.A3" office:value-type="string">
                <text:p text:style-name="P14"><office:annotation><dc:creator>sge </dc:creator><dc:date>2013-10-28T14:48:50</dc:date><text:p text:style-name="P78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8"><text:span text:style-name="T15">do text</text:span></text:p><text:p text:style-name="P78"><text:span text:style-name="T15">from xhtml(so_v.getChildrenBudget())</text:span></text:p></office:annotation>widget des sous-éléments</text:p>
              </table:table-cell>
            </table:table-row>
            <table:table-row table:style-name="TableLine94779864858400">
              <table:table-cell table:style-name="Tableau2.A3" office:value-type="string">
                <text:p text:style-name="P14"><office:annotation><dc:creator>sge </dc:creator><dc:date>2013-10-21T23:41:38</dc:date><text:p text:style-name="P78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8"><text:span text:style-name="T15">do text</text:span></text:p><text:p text:style-name="P78"><text:span text:style-name="T15">from so_v.render_xhtml('observation')</text:span></text:p></office:annotation>champ constat</text:p>
              </table:table-cell>
            </table:table-row>
            <table:table-row table:style-name="TableLine94779864859008">
              <table:table-cell table:style-name="Tableau2.A3" office:value-type="string">
                <text:p text:style-name="P16"><office:annotation><dc:creator>sge</dc:creator><dc:date>2017-01-12T10:45:16</dc:date><text:p text:style-name="P78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7"><office:annotation><dc:creator>sge</dc:creator><dc:date>2017-01-12T10:45:51</dc:date><text:p text:style-name="P78"><text:span text:style-name="T15">do text</text:span></text:p><text:p text:style-name="P78"><text:span text:style-name="T15">from so_v.render_xhtml('comments')</text:span></text:p></office:annotation><text:span text:style-name="T13">c</text:span>hamp commentaires</text:p>
              </table:table-cell>
            </table:table-row>
            <table:table-row table:style-name="TableLine94779864859616">
              <table:table-cell table:style-name="Tableau2.A3" office:value-type="string">
                <text:p text:style-name="P20"><office:annotation><dc:creator>sge </dc:creator><dc:date>2013-10-18T15:09:03</dc:date><text:p text:style-name="P78"><text:span text:style-name="T15">do row if view.keep_field('so', 'plan') and hasattr(so, 'plan') and so.plan</text:span></text:p></office:annotation>Plan</text:p>
              </table:table-cell>
              <table:table-cell table:style-name="Tableau2.B3" office:value-type="string">
                <text:p text:style-name="P61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8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779864649072">
                <table:table-cell table:style-name="Tableau1.A1" table:number-columns-spanned="2" office:value-type="string">
                  <text:list xml:id="list134256658797433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><dc:creator>sge</dc:creator><dc:date>2016-09-05T15:20:16</dc:date><text:p text:style-name="P78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779865158672">
                <table:table-cell table:style-name="Tableau1.A2" office:value-type="string">
                  <text:p text:style-name="P14"><office:annotation><dc:creator>sge </dc:creator><dc:date>2013-10-21T23:36:44</dc:date><text:p text:style-name="P78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8"><text:span text:style-name="T15">do text</text:span></text:p><text:p text:style-name="P78"><text:span text:style-name="T15">from oo_v.render_xhtml('description_rich')</text:span></text:p></office:annotation>champ description</text:p>
                </table:table-cell>
              </table:table-row>
              <table:table-row table:style-name="TableLine94779865204944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categories') and hasattr(oo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779865222000">
                <table:table-cell table:style-name="Tableau1.A3" office:value-type="string">
                  <text:p text:style-name="P14"><office:annotation><dc:creator>bleybaert</dc:creator><dc:date>2020-02-10T09:53:33.452132204</dc:date><meta:creator-initials>ble</meta:creator-initials><text:p text:style-name="P78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8"><text:span text:style-name="T15">do text if oo.result_indicator</text:span></text:p><text:p text:style-name="P78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779865222608">
                <table:table-cell table:style-name="Tableau1.A3" office:value-type="string">
                  <text:p text:style-name="P14"><office:annotation><dc:creator>bleybaert</dc:creator><dc:date>2020-02-10T10:00:22.019210776</dc:date><meta:creator-initials>ble</meta:creator-initials><text:p text:style-name="P78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779865230192">
                <table:table-cell table:style-name="Tableau1.A3" office:value-type="string">
                  <text:p text:style-name="P14"><office:annotation><dc:creator>bleybaert</dc:creator><dc:date>2020-02-10T10:00:44.029585686</dc:date><meta:creator-initials>ble</meta:creator-initials><text:p text:style-name="P78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779865230464">
                <table:table-cell table:style-name="Tableau1.A3" office:value-type="string">
                  <text:p text:style-name="P14"><office:annotation><dc:creator>bleybaert</dc:creator><dc:date>2020-02-10T10:04:12.150300658</dc:date><meta:creator-initials>ble</meta:creator-initials><text:p text:style-name="P78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779865230736">
                <table:table-cell table:style-name="Tableau1.A3" office:value-type="string">
                  <text:p text:style-name="P14"><office:annotation><dc:creator>bleybaert</dc:creator><dc:date>2020-02-10T10:12:59.272059033</dc:date><meta:creator-initials>ble</meta:creator-initials><text:p text:style-name="P78"><text:span text:style-name="T15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779865231424">
                <table:table-cell table:style-name="Tableau1.A3" office:value-type="string">
                  <text:p text:style-name="P14"><office:annotation><dc:creator>bleybaert</dc:creator><dc:date>2020-02-10T10:13:20.663951841</dc:date><meta:creator-initials>ble</meta:creator-initials><text:p text:style-name="P78"><text:span text:style-name="T15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779865232384">
                <table:table-cell table:style-name="Tableau1.A3" office:value-type="string">
                  <text:p text:style-name="P14"><office:annotation><dc:creator>sge </dc:creator><dc:date>2013-10-18T15:13:26</dc:date><text:p text:style-name="P78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oo_v.display_text_as_html('extra_concerned_people'))</text:span></text:p></office:annotation>champ extra_concerned_people</text:p>
                </table:table-cell>
              </table:table-row>
              <table:table-row table:style-name="TableLine94779865233152">
                <table:table-cell table:style-name="Tableau1.A3" office:value-type="string">
                  <text:p text:style-name="P18"><office:annotation><dc:creator>bleybaert</dc:creator><dc:date>2020-02-12T15:05:53.986200437</dc:date><meta:creator-initials>ble</meta:creator-initials><text:p text:style-name="P78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7"><office:annotation><dc:creator>bleybaert</dc:creator><dc:date>2020-02-12T15:06:46.723665913</dc:date><meta:creator-initials>ble</meta:creator-initials><text:p text:style-name="P78"><text:span text:style-name="T15">do text if oo.projection</text:span></text:p><text:p text:style-name="P78"><text:span text:style-name="T15">from xhtml(oo_v.display_widget('IAnalyticBudget.projection'))</text:span></text:p></office:annotation>projection</text:p>
                </table:table-cell>
              </table:table-row>
              <table:table-row table:style-name="TableLine94779865233920">
                <table:table-cell table:style-name="Tableau1.A3" office:value-type="string">
                  <text:p text:style-name="P19"><office:annotation><dc:creator>bleybaert</dc:creator><dc:date>2020-02-12T15:07:44.283515467</dc:date><meta:creator-initials>ble</meta:creator-initials><text:p text:style-name="P78"><text:span text:style-name="T15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8"><office:annotation><dc:creator>bleybaert</dc:creator><dc:date>2020-02-12T15:08:42.371881597</dc:date><meta:creator-initials>ble</meta:creator-initials><text:p text:style-name="P78"><text:span text:style-name="T15">do text if oo.analytic_budget</text:span></text:p><text:p text:style-name="P78"><text:span text:style-name="T15">from xhtml(oo_v.display_widget('analytic_budget'))</text:span></text:p></office:annotation>budget analytique</text:p>
                </table:table-cell>
              </table:table-row>
              <table:table-row table:style-name="TableLine94779865234688">
                <table:table-cell table:style-name="Tableau1.A3" office:value-type="string">
                  <text:p text:style-name="P14"><office:annotation><dc:creator>bleybaert</dc:creator><dc:date>2020-02-10T10:22:53.386386684</dc:date><meta:creator-initials>ble</meta:creator-initials><text:p text:style-name="P78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8"><text:span text:style-name="T15">do text if oo.budget</text:span></text:p><text:p text:style-name="P78"><text:span text:style-name="T15">from xhtml(oo_v.getOwnBudget())</text:span></text:p></office:annotation>champ budget</text:p>
                </table:table-cell>
              </table:table-row>
              <table:table-row table:style-name="TableLine94779865235456">
                <table:table-cell table:style-name="Tableau1.A3" office:value-type="string">
                  <text:p text:style-name="P14"><office:annotation><dc:creator>sge </dc:creator><dc:date>2013-10-18T15:28:43</dc:date><text:p text:style-name="P78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8"><text:span text:style-name="T15">do text</text:span></text:p><text:p text:style-name="P78"><text:span text:style-name="T15">from oo_v.render_xhtml('budget_comments')</text:span></text:p></office:annotation>champ budget_comments</text:p>
                </table:table-cell>
              </table:table-row>
              <table:table-row table:style-name="TableLine94779865236224">
                <table:table-cell table:style-name="Tableau1.A3" office:value-type="string">
                  <text:p text:style-name="P14"><office:annotation><dc:creator>sge </dc:creator><dc:date>2013-10-28T14:32:32</dc:date><text:p text:style-name="P78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8"><text:span text:style-name="T15">do text</text:span></text:p><text:p text:style-name="P78"><text:span text:style-name="T15">from xhtml(oo_v.getChildrenBudget())</text:span></text:p></office:annotation>widget budget des sous-éléments</text:p>
                </table:table-cell>
              </table:table-row>
              <table:table-row table:style-name="TableLine94779865236992">
                <table:table-cell table:style-name="Tableau1.A3" office:value-type="string">
                  <text:p text:style-name="P14"><office:annotation><dc:creator>sge </dc:creator><dc:date>2013-10-21T23:41:38</dc:date><text:p text:style-name="P78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8"><text:span text:style-name="T15">do text</text:span></text:p><text:p text:style-name="P78"><text:span text:style-name="T15">from oo_v.render_xhtml('observation')</text:span></text:p></office:annotation>champ observation</text:p>
                </table:table-cell>
              </table:table-row>
              <table:table-row table:style-name="TableLine94779865237760">
                <table:table-cell table:style-name="Tableau1.A3" office:value-type="string">
                  <text:p text:style-name="P14"><office:annotation><dc:creator>sge </dc:creator><dc:date>2013-10-18T15:32:49</dc:date><text:p text:style-name="P78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oo_v.render_xhtml('comments')</text:span></text:p></office:annotation>champ comments</text:p>
                </table:table-cell>
              </table:table-row>
              <table:table-row table:style-name="TableLine94779865238528">
                <table:table-cell table:style-name="Tableau1.A3" office:value-type="string">
                  <text:p text:style-name="P15"><office:annotation><dc:creator>bleybaert</dc:creator><dc:date>2020-01-28T10:33:40.092793536</dc:date><meta:creator-initials>ble</meta:creator-initials><text:p text:style-name="P78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2"><text:text-input text:description="">oo_v.display_voc('sdgs')</text:text-input></text:p>
                </table:table-cell>
              </table:table-row>
              <table:table-row table:style-name="TableLine94779865239296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plan') and hasattr(oo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P62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8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779864925104">
                  <table:table-cell table:style-name="Tableau14.A1" table:number-columns-spanned="2" office:value-type="string">
                    <text:list xml:id="list134258006778043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78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779865444208">
                  <table:table-cell table:style-name="Tableau14.A2" office:value-type="string">
                    <text:p text:style-name="Tableau_20_libellé"><office:annotation><dc:creator>sge </dc:creator><dc:date>2013-10-21T23:29:43</dc:date><text:p text:style-name="P78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8"><text:span text:style-name="T15">do text</text:span></text:p><text:p text:style-name="P78"><text:span text:style-name="T15">from act_v.render_xhtml('description_rich')</text:span></text:p></office:annotation>champ description</text:p>
                  </table:table-cell>
                </table:table-row>
                <table:table-row table:style-name="TableLine94779865416304">
                  <table:table-cell table:style-name="Tableau14.A4" office:value-type="string">
                    <text:p text:style-name="P26"><office:annotation><dc:creator>sge </dc:creator><dc:date>2013-10-18T15:09:43</dc:date><text:p text:style-name="P78"><text:span text:style-name="T15">do row if view.keep_field('ac', 'categories') and hasattr(act, 'categories') and act.categories</text:span></text:p></office:annotation>Catégorie</text:p>
                  </table:table-cell>
                  <table:table-cell table:style-name="Tableau14.B4" office:value-type="string">
                    <text:p text:style-name="P48"><text:text-input text:description="">act_v.display_voc('categories')</text:text-input></text:p>
                  </table:table-cell>
                </table:table-row>
                <table:table-row table:style-name="TableLine94779865587888">
                  <table:table-cell table:style-name="Tableau14.A4" office:value-type="string">
                    <text:p text:style-name="P30"><office:annotation><dc:creator>bleybaert</dc:creator><dc:date>2020-02-10T11:58:06.525606390</dc:date><meta:creator-initials>ble</meta:creator-initials><text:p text:style-name="P78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1"><office:annotation><dc:creator>sge </dc:creator><dc:date>2013-06-21T22:15:44</dc:date><text:p text:style-name="P78"><text:span text:style-name="T15">do text if act.result_indicator</text:span></text:p><text:p text:style-name="P78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779865588496">
                  <table:table-cell table:style-name="Tableau14.A16" office:value-type="string">
                    <text:p text:style-name="Tableau_20_libellé"><office:annotation><dc:creator>bleybaert</dc:creator><dc:date>2020-02-10T13:09:10.952359476</dc:date><meta:creator-initials>ble</meta:creator-initials><text:p text:style-name="P78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779865597120">
                  <table:table-cell table:style-name="Tableau14.A16" office:value-type="string">
                    <text:p text:style-name="P28"><office:annotation><dc:creator>bleybaert</dc:creator><dc:date>2020-02-10T13:09:44.774215374</dc:date><meta:creator-initials>ble</meta:creator-initials><text:p text:style-name="P78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9"><text:text-input text:description="">act_v.display_voc('representative_responsible')</text:text-input></text:p>
                  </table:table-cell>
                </table:table-row>
                <table:table-row table:style-name="TableLine94779865597504">
                  <table:table-cell table:style-name="Tableau14.A16" office:value-type="string">
                    <text:p text:style-name="Tableau_20_libellé"><office:annotation><dc:creator>bleybaert</dc:creator><dc:date>2020-02-10T13:11:05.573585232</dc:date><meta:creator-initials>ble</meta:creator-initials><text:p text:style-name="P78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8"><text:span text:style-name="T15">do text</text:span></text:p><text:p text:style-name="P78"><text:span text:style-name="T15">from xhtml(act_v.formatHealthIndicator())</text:span></text:p></office:annotation>champ health_indicator_details</text:p>
                  </table:table-cell>
                </table:table-row>
                <table:table-row table:style-name="TableLine94779865598112"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779865598720">
                  <table:table-cell table:style-name="Tableau14.A16" office:value-type="string">
                    <text:p text:style-name="P36"><office:annotation><dc:creator>bleybaert</dc:creator><dc:date>2020-02-12T14:12:37.769158588</dc:date><meta:creator-initials>ble</meta:creator-initials><text:p text:style-name="P78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779865599680">
                  <table:table-cell table:style-name="Tableau14.A16" office:value-type="string">
                    <text:p text:style-name="Tableau_20_libellé"><office:annotation><dc:creator>sge </dc:creator><dc:date>2013-10-21T23:33:12</dc:date><text:p text:style-name="P78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 table:style-name="TableLine94779865600448">
                  <table:table-cell table:style-name="Tableau14.A16" office:value-type="string">
                    <text:p text:style-name="P38"><office:annotation><dc:creator>bleybaert</dc:creator><dc:date>2020-02-12T15:10:12.457694162</dc:date><meta:creator-initials>ble</meta:creator-initials><text:p text:style-name="P78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9"><office:annotation><dc:creator>bleybaert</dc:creator><dc:date>2020-02-12T15:11:31.412785309</dc:date><meta:creator-initials>ble</meta:creator-initials><text:p text:style-name="P78"><text:span text:style-name="T15">do text if act.projection</text:span></text:p><text:p text:style-name="P78"><text:span text:style-name="T15">from xhtml(act_v.display_widget('IAnalyticBudget.projection'))</text:span></text:p></office:annotation>projection</text:p>
                  </table:table-cell>
                </table:table-row>
                <table:table-row table:style-name="TableLine94779865601216">
                  <table:table-cell table:style-name="Tableau14.A16" office:value-type="string">
                    <text:p text:style-name="P38"><office:annotation><dc:creator>bleybaert</dc:creator><dc:date>2020-02-12T15:11:07.244805064</dc:date><meta:creator-initials>ble</meta:creator-initials><text:p text:style-name="P78"><text:span text:style-name="T15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9"><office:annotation><dc:creator>bleybaert</dc:creator><dc:date>2020-02-12T15:12:12.754750264</dc:date><meta:creator-initials>ble</meta:creator-initials><text:p text:style-name="P78"><text:span text:style-name="T15">do text if act.analytic_budget</text:span></text:p><text:p text:style-name="P78"><text:span text:style-name="T15">from xhtml(act_v.display_widget('analytic_budget'))</text:span></text:p></office:annotation>budg<text:span text:style-name="T12">et</text:span> analytique</text:p>
                  </table:table-cell>
                </table:table-row>
                <table:table-row table:style-name="TableLine94779865601984">
                  <table:table-cell table:style-name="Tableau14.A16" office:value-type="string">
                    <text:p text:style-name="Tableau_20_libellé"><office:annotation><dc:creator>bleybaert</dc:creator><dc:date>2020-02-10T13:24:35.434867040</dc:date><meta:creator-initials>ble</meta:creator-initials><text:p text:style-name="P78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8"><text:span text:style-name="T15">do text if act.budget</text:span></text:p><text:p text:style-name="P78"><text:span text:style-name="T15">from xhtml(act_v.getOwnBudget())</text:span></text:p></office:annotation>champ budget</text:p>
                  </table:table-cell>
                </table:table-row>
                <table:table-row table:style-name="TableLine94779865602752">
                  <table:table-cell table:style-name="Tableau14.A16" office:value-type="string">
                    <text:p text:style-name="Tableau_20_libellé"><office:annotation><dc:creator>sge </dc:creator><dc:date>2013-10-18T15:36:30</dc:date><text:p text:style-name="P78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8"><text:span text:style-name="T15">do text</text:span></text:p><text:p text:style-name="P78"><text:span text:style-name="T15">from act_v.render_xhtml('budget_comments')</text:span></text:p></office:annotation>champ budget_comments</text:p>
                  </table:table-cell>
                </table:table-row>
                <table:table-row table:style-name="TableLine94779865603520">
                  <table:table-cell table:style-name="Tableau14.A15" office:value-type="string">
                    <text:p text:style-name="Tableau_20_libellé"><office:annotation><dc:creator>bleybaert</dc:creator><dc:date>2020-02-10T15:19:10.645986547</dc:date><meta:creator-initials>ble</meta:creator-initials><text:p text:style-name="P78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779865604960">
                  <table:table-cell table:style-name="Tableau14.A16" office:value-type="string">
                    <text:p text:style-name="Tableau_20_libellé"><office:annotation><dc:creator>sge </dc:creator><dc:date>2013-10-18T15:36:44</dc:date><text:p text:style-name="P78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observation')</text:span></text:p></office:annotation>champ observation</text:p>
                  </table:table-cell>
                </table:table-row>
                <table:table-row table:style-name="TableLine94779865605728">
                  <table:table-cell table:style-name="Tableau14.A17" office:value-type="string">
                    <text:p text:style-name="Tableau_20_libellé"><office:annotation><dc:creator>sge </dc:creator><dc:date>2013-10-18T15:36:44</dc:date><text:p text:style-name="P78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comments')</text:span></text:p></office:annotation>champ comments</text:p>
                  </table:table-cell>
                </table:table-row>
                <table:table-row table:style-name="TableLine94779865607296">
                  <table:table-cell table:style-name="Tableau14.A18" office:value-type="string">
                    <text:p text:style-name="P32"><text:span text:style-name="T9"><office:annotation><dc:creator>bleybaert</dc:creator><dc:date>2020-01-28T10:33:40.092793536</dc:date><meta:creator-initials>ble</meta:creator-initials><text:p text:style-name="P78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3"><text:text-input text:description="">act_v.display_voc('sdgs')</text:text-input></text:p>
                  </table:table-cell>
                </table:table-row>
                <table:table-row table:style-name="TableLine94779865608864">
                  <table:table-cell table:style-name="Tableau14.A19" office:value-type="string">
                    <text:p text:style-name="P26"><office:annotation><dc:creator>sge </dc:creator><dc:date>2013-10-18T15:09:43</dc:date><text:p text:style-name="P78"><text:span text:style-name="T15">do row if view.keep_field('ac', 'plan') and hasattr(act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63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8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779865480128">
                    <table:table-cell table:style-name="Table1.A1" table:number-columns-spanned="2" office:value-type="string">
                      <text:list xml:id="list134256784001382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182878_2652624615"/><office:annotation><dc:creator>sge</dc:creator><dc:date>2016-09-06T13:13:34</dc:date><text:p text:style-name="P78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779865257312">
                    <table:table-cell table:style-name="Table1.A2" office:value-type="string">
                      <text:p text:style-name="P34"><office:annotation><dc:creator>sge </dc:creator><dc:date>2013-10-21T23:29:43</dc:date><text:p text:style-name="P78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5"><office:annotation><dc:creator>sge </dc:creator><dc:date>2013-10-21T23:27:35</dc:date><text:p text:style-name="P78"><text:span text:style-name="T15">do text</text:span></text:p><text:p text:style-name="P78"><text:span text:style-name="T15">from subact_v.render_xhtml('description_rich')</text:span></text:p></office:annotation>champ description</text:p>
                    </table:table-cell>
                  </table:table-row>
                  <table:table-row table:style-name="TableLine94779865791008">
                    <table:table-cell table:style-name="Table1.A4" office:value-type="string">
                      <text:p text:style-name="P27"><office:annotation><dc:creator>sge </dc:creator><dc:date>2013-10-18T15:09:43</dc:date><text:p text:style-name="P78"><text:span text:style-name="T15">do row if view.keep_field('sb', 'categories') and hasattr(subact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5"><text:text-input text:description="">subact_v.display_voc('categories')</text:text-input></text:p>
                    </table:table-cell>
                  </table:table-row>
                  <table:table-row table:style-name="TableLine94779865961712">
                    <table:table-cell table:style-name="Table1.A4" office:value-type="string">
                      <text:p text:style-name="P31"><office:annotation><dc:creator>bleybaert</dc:creator><dc:date>2020-02-10T15:43:32.032786889</dc:date><meta:creator-initials>ble</meta:creator-initials><text:p text:style-name="P78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5"><office:annotation><dc:creator>sge </dc:creator><dc:date>2013-06-21T22:15:44</dc:date><text:p text:style-name="P78"><text:span text:style-name="T15">do text if subact.result_indicator</text:span></text:p><text:p text:style-name="P78"><text:span text:style-name="T15">from xhtml(subact_v.display_widget('result_indicator'))</text:span></text:p></office:annotation>result indicator</text:p>
                    </table:table-cell>
                  </table:table-row>
                  <table:table-row table:style-name="TableLine94779865962320">
                    <table:table-cell table:style-name="Table1.A16" office:value-type="string">
                      <text:p text:style-name="P34"><office:annotation><dc:creator>bleybaert</dc:creator><dc:date>2020-02-10T15:45:18.165729086</dc:date><meta:creator-initials>ble</meta:creator-initials><text:p text:style-name="P78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5"><text:text-input text:description="">subact_v.display_date('planned_end_date')</text:text-input></text:p>
                    </table:table-cell>
                  </table:table-row>
                  <table:table-row table:style-name="TableLine94779865970752">
                    <table:table-cell table:style-name="Table1.A16" office:value-type="string">
                      <text:p text:style-name="P29"><office:annotation><dc:creator>bleybaert</dc:creator><dc:date>2020-02-10T15:45:49.751258323</dc:date><meta:creator-initials>ble</meta:creator-initials><text:p text:style-name="P78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5"><text:text-input text:description="">subact_v.display_voc('representative_responsible')</text:text-input></text:p>
                    </table:table-cell>
                  </table:table-row>
                  <table:table-row table:style-name="TableLine94779865971024">
                    <table:table-cell table:style-name="Table1.A16" office:value-type="string">
                      <text:p text:style-name="P34"><office:annotation><dc:creator>bleybaert</dc:creator><dc:date>2020-02-10T15:46:36.354318574</dc:date><meta:creator-initials>ble</meta:creator-initials><text:p text:style-name="P78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5"><office:annotation><dc:creator>sge </dc:creator><dc:date>2013-06-17T14:29:33</dc:date><text:p text:style-name="P78"><text:span text:style-name="T15">do text</text:span></text:p><text:p text:style-name="P78"><text:span text:style-name="T15">from xhtml(subact_v.formatHealthIndicator())</text:span></text:p></office:annotation>champ health_indicator_details</text:p>
                    </table:table-cell>
                  </table:table-row>
                  <table:table-row table:style-name="TableLine94779865971296">
                    <table:table-cell table:style-name="Table1.A16" office:value-type="string">
                      <text:p text:style-name="P34">Service <text:span text:style-name="T11">gestionnaire</text:span></text:p>
                    </table:table-cell>
                    <table:table-cell table:style-name="Table1.B16" office:value-type="string">
                      <text:p text:style-name="P55"><text:text-input text:description="">subact_v.display_voc('manager')</text:text-input></text:p>
                    </table:table-cell>
                  </table:table-row>
                  <table:table-row table:style-name="TableLine94779865971680">
                    <table:table-cell table:style-name="Table1.A16" office:value-type="string">
                      <text:p text:style-name="P37"><office:annotation><dc:creator>bleybaert</dc:creator><dc:date>2020-02-12T14:18:02.875832968</dc:date><meta:creator-initials>ble</meta:creator-initials><text:p text:style-name="P78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5"><text:text-input text:description="">subact_v.display_voc('responsible')</text:text-input></text:p>
                    </table:table-cell>
                  </table:table-row>
                  <table:table-row table:style-name="TableLine94779865972640">
                    <table:table-cell table:style-name="Table1.A16" office:value-type="string">
                      <text:p text:style-name="P34"><office:annotation><dc:creator>sge </dc:creator><dc:date>2013-10-21T23:33:12</dc:date><text:p text:style-name="P78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5"><office:annotation><dc:creator>sge </dc:creator><dc:date>2013-06-17T12:54:19</dc:date><text:p text:style-name="P78"><text:span text:style-name="T15">do text</text:span></text:p><text:p text:style-name="P78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 table:style-name="TableLine94779865973296">
                    <table:table-cell table:style-name="Table1.A16" office:value-type="string">
                      <text:p text:style-name="P39"><office:annotation><dc:creator>bleybaert</dc:creator><dc:date>2020-02-12T15:10:12.457694162</dc:date><meta:creator-initials>ble</meta:creator-initials><text:p text:style-name="P78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60"><office:annotation><dc:creator>bleybaert</dc:creator><dc:date>2020-02-12T15:11:31.412785309</dc:date><meta:creator-initials>ble</meta:creator-initials><text:p text:style-name="P78"><text:span text:style-name="T15">do text if subact.projection</text:span></text:p><text:p text:style-name="P78"><text:span text:style-name="T15">from xhtml(subact_v.display_widget('IAnalyticBudget.projection'))</text:span></text:p></office:annotation>projection</text:p>
                    </table:table-cell>
                  </table:table-row>
                  <table:table-row table:style-name="TableLine94779865974064">
                    <table:table-cell table:style-name="Table1.A16" office:value-type="string">
                      <text:p text:style-name="P39"><office:annotation><dc:creator>bleybaert</dc:creator><dc:date>2020-02-12T15:11:07.244805064</dc:date><meta:creator-initials>ble</meta:creator-initials><text:p text:style-name="P78"><text:span text:style-name="T15">do row if view.keep_field('sb', 'IAnalyticBudget.analytic_budget')</text:span></text:p></office:annotation>Budget <text:soft-page-break/>analytique</text:p>
                    </table:table-cell>
                    <table:table-cell table:style-name="Table1.B16" office:value-type="string">
                      <text:p text:style-name="P60"><office:annotation><dc:creator>bleybaert</dc:creator><dc:date>2020-02-12T15:12:12.754750264</dc:date><meta:creator-initials>ble</meta:creator-initials><text:p text:style-name="P78"><text:span text:style-name="T15">do text if subact.analytic_budget</text:span></text:p><text:p text:style-name="P78"><text:span text:style-name="T15">from xhtml(subact_v.display_widget('analytic_budget'))</text:span></text:p></office:annotation>budg<text:span text:style-name="T12">et</text:span> analytique</text:p>
                    </table:table-cell>
                  </table:table-row>
                  <table:table-row table:style-name="TableLine94779865974832">
                    <table:table-cell table:style-name="Table1.A16" office:value-type="string">
                      <text:p text:style-name="P34"><office:annotation><dc:creator>bleybaert</dc:creator><dc:date>2020-02-10T15:48:54.328043652</dc:date><meta:creator-initials>ble</meta:creator-initials><text:p text:style-name="P78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5"><office:annotation><dc:creator>sge </dc:creator><dc:date>2013-06-17T12:34:05</dc:date><text:p text:style-name="P78"><text:span text:style-name="T15">do text if subact.budget</text:span></text:p><text:p text:style-name="P78"><text:span text:style-name="T15">from xhtml(subact_v.getOwnBudget())</text:span></text:p></office:annotation>champ budget</text:p>
                    </table:table-cell>
                  </table:table-row>
                  <table:table-row table:style-name="TableLine94779865975600">
                    <table:table-cell table:style-name="Table1.A16" office:value-type="string">
                      <text:p text:style-name="P34"><office:annotation><dc:creator>sge </dc:creator><dc:date>2013-10-18T15:36:30</dc:date><text:p text:style-name="P78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5"><office:annotation><dc:creator>sge </dc:creator><dc:date>2013-09-18T13:05:33</dc:date><text:p text:style-name="P78"><text:span text:style-name="T15">do text</text:span></text:p><text:p text:style-name="P78"><text:span text:style-name="T15">from subact_v.render_xhtml('budget_comments')</text:span></text:p></office:annotation>champ budget_comments</text:p>
                    </table:table-cell>
                  </table:table-row>
                  <table:table-row table:style-name="TableLine94779865976368">
                    <table:table-cell table:style-name="Table1.A15" office:value-type="string">
                      <text:p text:style-name="P34"><office:annotation><dc:creator>bleybaert</dc:creator><dc:date>2020-02-10T15:49:55.058128727</dc:date><meta:creator-initials>ble</meta:creator-initials><text:p text:style-name="P78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5"><text:text-input text:description="">subact_v.get_value('progress')</text:text-input></text:p>
                    </table:table-cell>
                  </table:table-row>
                  <table:table-row table:style-name="TableLine94779865977936">
                    <table:table-cell table:style-name="Table1.A16" office:value-type="string">
                      <text:p text:style-name="P34"><office:annotation><dc:creator>sge </dc:creator><dc:date>2013-10-18T15:36:44</dc:date><text:p text:style-name="P78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observation')</text:span></text:p></office:annotation>champ observation</text:p>
                    </table:table-cell>
                  </table:table-row>
                  <table:table-row table:style-name="TableLine94779865978704">
                    <table:table-cell table:style-name="Table1.A17" office:value-type="string">
                      <text:p text:style-name="P34"><office:annotation><dc:creator>sge </dc:creator><dc:date>2013-10-18T15:36:44</dc:date><text:p text:style-name="P78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comments')</text:span></text:p></office:annotation>champ comments</text:p>
                    </table:table-cell>
                  </table:table-row>
                  <table:table-row table:style-name="TableLine94779865980272">
                    <table:table-cell table:style-name="Table1.A18" office:value-type="string">
                      <text:p text:style-name="P33"><text:span text:style-name="T9"><office:annotation><dc:creator>bleybaert</dc:creator><dc:date>2020-01-28T10:33:40.092793536</dc:date><meta:creator-initials>ble</meta:creator-initials><text:p text:style-name="P78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4"><text:text-input text:description="">subact_v.display_voc('sdgs')</text:text-input></text:p>
                    </table:table-cell>
                  </table:table-row>
                  <table:table-row table:style-name="TableLine94779865981840">
                    <table:table-cell table:style-name="Table1.A19" office:value-type="string">
                      <text:p text:style-name="P40"><office:annotation><dc:creator>sge </dc:creator><dc:date>2013-10-18T15:09:43</dc:date><text:p text:style-name="P78"><text:span text:style-name="T15">do row if view.keep_field('sb', 'plan') and hasattr(subact, 'plan') and subact.plan</text:span></text:p></office:annotation>Plan</text:p>
                    </table:table-cell>
                    <table:table-cell table:style-name="Table1.B19" office:value-type="string">
                      <text:p text:style-name="P64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779865987456">
                      <table:table-cell table:style-name="Table2.A1" table:number-columns-spanned="2" office:value-type="string">
                        <text:list xml:id="list134257333170232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779865992528">
                      <table:table-cell table:style-name="Table2.A2" office:value-type="string">
                        <text:p text:style-name="P35"><office:annotation><dc:creator>sge </dc:creator><dc:date>2013-10-21T23:29:43</dc:date><text:p text:style-name="P78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6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  </table:table-cell>
                    </table:table-row>
                    <table:table-row table:style-name="TableLine94779866046576">
                      <table:table-cell table:style-name="Table2.A3" office:value-type="string">
                        <text:p text:style-name="P25">Service</text:p>
                      </table:table-cell>
                      <table:table-cell table:style-name="Table2.B3" office:value-type="string">
                        <text:p text:style-name="P46"><text:text-input text:description="">task_v.display_voc('assigned_group')</text:text-input></text:p>
                      </table:table-cell>
                    </table:table-row>
                    <table:table-row table:style-name="TableLine94779866041728">
                      <table:table-cell table:style-name="Table2.A4" office:value-type="string">
                        <text:p text:style-name="P25">Utilisateur</text:p>
                      </table:table-cell>
                      <table:table-cell table:style-name="Table2.B4" office:value-type="string">
                        <text:p text:style-name="P43"><text:text-input text:description="">task_v.display_voc('assigned_user')</text:text-input></text:p>
                      </table:table-cell>
                    </table:table-row>
                    <table:table-row table:style-name="TableLine94779866057056">
                      <table:table-cell table:style-name="Table2.A5" office:value-type="string">
                        <text:p text:style-name="P35">Échéance</text:p>
                      </table:table-cell>
                      <table:table-cell table:style-name="Table2.B5" office:value-type="string">
                        <text:p text:style-name="P43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779865996880">
                    <table:table-cell table:style-name="Tableau3.A1" table:number-columns-spanned="2" office:value-type="string">
                      <text:list xml:id="list134257097575593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65921_3142966516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779866063424">
                    <table:table-cell table:style-name="Tableau3.A2" office:value-type="string">
                      <text:p text:style-name="P23"><office:annotation><dc:creator>sge </dc:creator><dc:date>2013-10-21T23:29:43</dc:date><text:p text:style-name="P78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4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</table:table-cell>
                  </table:table-row>
                  <table:table-row table:style-name="TableLine94779866112240">
                    <table:table-cell table:style-name="Tableau3.A3" office:value-type="string">
                      <text:p text:style-name="P24">Service</text:p>
                    </table:table-cell>
                    <table:table-cell table:style-name="Tableau3.B3" office:value-type="string">
                      <text:p text:style-name="P45"><text:text-input text:description="">task_v.display_voc('assigned_group')</text:text-input></text:p>
                    </table:table-cell>
                  </table:table-row>
                  <table:table-row table:style-name="TableLine94779866107952">
                    <table:table-cell table:style-name="Tableau3.A4" office:value-type="string">
                      <text:p text:style-name="P24">Utilisateur</text:p>
                    </table:table-cell>
                    <table:table-cell table:style-name="Tableau3.B4" office:value-type="string">
                      <text:p text:style-name="P42"><text:text-input text:description="">task_v.display_voc('assigned_user')</text:text-input></text:p>
                    </table:table-cell>
                  </table:table-row>
                  <table:table-row table:style-name="TableLine94779866122720">
                    <table:table-cell table:style-name="Tableau3.A5" office:value-type="string">
                      <text:p text:style-name="P23">Échéance</text:p>
                    </table:table-cell>
                    <table:table-cell table:style-name="Tableau3.B5" office:value-type="string">
                      <text:p text:style-name="P41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3399ff"/>
    </style:style>
    <style:style style:name="Couleur_20_niv_20_5" style:display-name="Couleur niv 5" style:family="text">
      <style:text-properties style:font-name="Verdana3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5-11T13:42:56.421589164</dc:date>
    <meta:editing-duration>P3DT32M30S</meta:editing-duration>
    <meta:editing-cycles>481</meta:editing-cycles>
    <meta:document-statistic meta:table-count="6" meta:image-count="0" meta:object-count="0" meta:page-count="4" meta:paragraph-count="169" meta:word-count="357" meta:character-count="3221" meta:non-whitespace-character-count="3106"/>
  </office:meta>
</office:document-meta>
</file>